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c2300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4814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7da647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2.33cm" svg:height="4.23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.2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.8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4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9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5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1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0.7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2.3cm" svg:y="0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.33cm" fo:page-height="4.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uenn </meta:initial-creator>
    <meta:creation-date>2013-07-09T19:04:00</meta:creation-date>
    <dc:date>2013-07-09T19:10:48</dc:date>
    <dc:creator>Youenn </dc:creator>
    <meta:editing-duration>P0D</meta:editing-duration>
    <meta:editing-cycles>1</meta:editing-cycles>
    <meta:document-statistic meta:object-count="9"/>
    <meta:generator>LibreOffice/4.0.2.2$Linux_X86_64 LibreOffice_project/400m0$Build-2</meta:generator>
  </office:meta>
</office:document-meta>
</file>